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88000004883FF1A66D0765EA9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y="9.999cm" svg:width="6.001cm" svg:height="6.001cm" draw:z-index="0"><draw:image xlink:href="Pictures/1000000000000488000004883FF1A66D0765EA9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7T21:50:23.573000000</meta:creation-date>
    <dc:date>2022-09-07T21:51:02.839000000</dc:date>
    <meta:editing-duration>PT3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1.7.2$Windows_X86_64 LibreOffice_project/c6a4e3954236145e2acb0b65f68614365aeee33f</meta:generator>
  </office:meta>
</office:document-meta>
</file>